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3.184cm"/>
    </style:style>
    <style:style style:name="co5" style:family="table-column">
      <style:table-column-properties fo:break-before="auto" style:column-width="3.53cm"/>
    </style:style>
    <style:style style:name="co6" style:family="table-column">
      <style:table-column-properties fo:break-before="auto" style:column-width="4.228cm"/>
    </style:style>
    <style:style style:name="co7" style:family="table-column">
      <style:table-column-properties fo:break-before="auto" style:column-width="17.48cm"/>
    </style:style>
    <style:style style:name="co8" style:family="table-column">
      <style:table-column-properties fo:break-before="auto" style:column-width="4.09cm"/>
    </style:style>
    <style:style style:name="co9" style:family="table-column">
      <style:table-column-properties fo:break-before="auto" style:column-width="3.99cm"/>
    </style:style>
    <style:style style:name="co10" style:family="table-column">
      <style:table-column-properties fo:break-before="auto" style:column-width="2.258cm"/>
    </style:style>
    <style:style style:name="co11" style:family="table-column">
      <style:table-column-properties fo:break-before="auto" style:column-width="3.087cm"/>
    </style:style>
    <style:style style:name="co12" style:family="table-column">
      <style:table-column-properties fo:break-before="auto" style:column-width="8.65cm"/>
    </style:style>
    <style:style style:name="co13" style:family="table-column">
      <style:table-column-properties fo:break-before="auto" style:column-width="3.217cm"/>
    </style:style>
    <style:style style:name="co14" style:family="table-column">
      <style:table-column-properties fo:break-before="auto" style:column-width="2.48cm"/>
    </style:style>
    <style:style style:name="co15" style:family="table-column">
      <style:table-column-properties fo:break-before="auto" style:column-width="9.999cm"/>
    </style:style>
    <style:style style:name="co16" style:family="table-column">
      <style:table-column-properties fo:break-before="auto" style:column-width="2.028cm"/>
    </style:style>
    <style:style style:name="co17" style:family="table-column">
      <style:table-column-properties fo:break-before="auto" style:column-width="3.773cm"/>
    </style:style>
    <style:style style:name="co18" style:family="table-column">
      <style:table-column-properties fo:break-before="auto" style:column-width="2.531cm"/>
    </style:style>
    <style:style style:name="co19" style:family="table-column">
      <style:table-column-properties fo:break-before="auto" style:column-width="1.963cm"/>
    </style:style>
    <style:style style:name="co20" style:family="table-column">
      <style:table-column-properties fo:break-before="auto" style:column-width="4.389cm"/>
    </style:style>
    <style:style style:name="co21" style:family="table-column">
      <style:table-column-properties fo:break-before="auto" style:column-width="6.735cm"/>
    </style:style>
    <style:style style:name="co22" style:family="table-column">
      <style:table-column-properties fo:break-before="auto" style:column-width="7.345cm"/>
    </style:style>
    <style:style style:name="co23"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0.882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279cm" fo:break-before="auto" style:use-optimal-row-height="true"/>
    </style:style>
    <style:style style:name="ro5" style:family="table-row">
      <style:table-row-properties style:row-height="6.041cm" fo:break-before="auto" style:use-optimal-row-height="true"/>
    </style:style>
    <style:style style:name="ro6" style:family="table-row">
      <style:table-row-properties style:row-height="4.057cm" fo:break-before="auto" style:use-optimal-row-height="true"/>
    </style:style>
    <style:style style:name="ro7" style:family="table-row">
      <style:table-row-properties style:row-height="6.835cm" fo:break-before="auto" style:use-optimal-row-height="true"/>
    </style:style>
    <style:style style:name="ro8" style:family="table-row">
      <style:table-row-properties style:row-height="2.073cm" fo:break-before="auto" style:use-optimal-row-height="true"/>
    </style:style>
    <style:style style:name="ro9" style:family="table-row">
      <style:table-row-properties style:row-height="2.469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4.586cm" fo:break-before="auto" style:use-optimal-row-height="false"/>
    </style:style>
    <style:style style:name="ro12" style:family="table-row">
      <style:table-row-properties style:row-height="1.256cm" fo:break-before="auto" style:use-optimal-row-height="true"/>
    </style:style>
    <style:style style:name="ro13" style:family="table-row">
      <style:table-row-properties style:row-height="0.794cm" fo:break-before="auto" style:use-optimal-row-height="false"/>
    </style:style>
    <style:style style:name="ro14" style:family="table-row">
      <style:table-row-properties style:row-height="1.543cm" fo:break-before="auto" style:use-optimal-row-height="false"/>
    </style:style>
    <style:style style:name="ro15" style:family="table-row">
      <style:table-row-properties style:row-height="6.438cm" fo:break-before="auto" style:use-optimal-row-height="true"/>
    </style:style>
    <style:style style:name="ro16" style:family="table-row">
      <style:table-row-properties style:row-height="1.676cm" fo:break-before="auto" style:use-optimal-row-height="true"/>
    </style:style>
    <style:style style:name="ro17" style:family="table-row">
      <style:table-row-properties style:row-height="9.613cm" fo:break-before="auto" style:use-optimal-row-height="true"/>
    </style:style>
    <style:style style:name="ro18" style:family="table-row">
      <style:table-row-properties style:row-height="5.909cm" fo:break-before="auto" style:use-optimal-row-height="false"/>
    </style:style>
    <style:style style:name="ro19" style:family="table-row">
      <style:table-row-properties style:row-height="6.498cm" fo:break-before="auto" style:use-optimal-row-height="true"/>
    </style:style>
    <style:style style:name="ro20" style:family="table-row">
      <style:table-row-properties style:row-height="26.114cm" fo:break-before="auto" style:use-optimal-row-height="true"/>
    </style:style>
    <style:style style:name="ro21" style:family="table-row">
      <style:table-row-properties style:row-height="5.644cm" fo:break-before="auto" style:use-optimal-row-height="true"/>
    </style:style>
    <style:style style:name="ro22" style:family="table-row">
      <style:table-row-properties style:row-height="5.865cm" fo:break-before="auto" style:use-optimal-row-height="false"/>
    </style:style>
    <style:style style:name="ro23" style:family="table-row">
      <style:table-row-properties style:row-height="5.424cm" fo:break-before="auto" style:use-optimal-row-height="false"/>
    </style:style>
    <style:style style:name="ro24" style:family="table-row">
      <style:table-row-properties style:row-height="1.647cm" fo:break-before="auto" style:use-optimal-row-height="true"/>
    </style:style>
    <style:style style:name="ro25" style:family="table-row">
      <style:table-row-properties style:row-height="3.219cm" fo:break-before="auto" style:use-optimal-row-height="false"/>
    </style:style>
    <style:style style:name="ro26" style:family="table-row">
      <style:table-row-properties style:row-height="5.997cm" fo:break-before="auto" style:use-optimal-row-height="false"/>
    </style:style>
    <style:style style:name="ro27" style:family="table-row">
      <style:table-row-properties style:row-height="27.517cm" fo:break-before="auto" style:use-optimal-row-height="true"/>
    </style:style>
    <style:style style:name="ro28" style:family="table-row">
      <style:table-row-properties style:row-height="7.144cm" fo:break-before="auto" style:use-optimal-row-height="false"/>
    </style:style>
    <style:style style:name="ro29" style:family="table-row">
      <style:table-row-properties style:row-height="1.632cm" fo:break-before="auto" style:use-optimal-row-height="true"/>
    </style:style>
    <style:style style:name="ro30" style:family="table-row">
      <style:table-row-properties style:row-height="2.39cm" fo:break-before="auto" style:use-optimal-row-height="true"/>
    </style:style>
    <style:style style:name="ro31" style:family="table-row">
      <style:table-row-properties style:row-height="16.36cm" fo:break-before="auto" style:use-optimal-row-height="false"/>
    </style:style>
    <style:style style:name="ro32" style:family="table-row">
      <style:table-row-properties style:row-height="7.232cm" fo:break-before="auto" style:use-optimal-row-height="true"/>
    </style:style>
    <style:style style:name="ro33" style:family="table-row">
      <style:table-row-properties style:row-height="8.687cm" fo:break-before="auto" style:use-optimal-row-height="false"/>
    </style:style>
    <style:style style:name="ro34" style:family="table-row">
      <style:table-row-properties style:row-height="5.6cm" fo:break-before="auto" style:use-optimal-row-height="false"/>
    </style:style>
    <style:style style:name="ro35" style:family="table-row">
      <style:table-row-properties style:row-height="5.754cm" fo:break-before="auto" style:use-optimal-row-height="true"/>
    </style:style>
    <style:style style:name="ro36" style:family="table-row">
      <style:table-row-properties style:row-height="3.131cm" fo:break-before="auto" style:use-optimal-row-height="false"/>
    </style:style>
    <style:style style:name="ro37" style:family="table-row">
      <style:table-row-properties style:row-height="7.629cm" fo:break-before="auto" style:use-optimal-row-height="true"/>
    </style:style>
    <style:style style:name="ro38" style:family="table-row">
      <style:table-row-properties style:row-height="2.866cm" fo:break-before="auto" style:use-optimal-row-height="true"/>
    </style:style>
    <style:style style:name="ro39" style:family="table-row">
      <style:table-row-properties style:row-height="8.423cm" fo:break-before="auto" style:use-optimal-row-height="true"/>
    </style:style>
    <style:style style:name="ro40" style:family="table-row">
      <style:table-row-properties style:row-height="0.529cm" fo:break-before="auto" style:use-optimal-row-height="true"/>
    </style:style>
    <style:style style:name="ro41" style:family="table-row">
      <style:table-row-properties style:row-height="2.018cm" fo:break-before="auto" style:use-optimal-row-height="true"/>
    </style:style>
    <style:style style:name="ro42" style:family="table-row">
      <style:table-row-properties style:row-height="1.252cm" fo:break-before="auto" style:use-optimal-row-height="true"/>
    </style:style>
    <style:style style:name="ro43" style:family="table-row">
      <style:table-row-properties style:row-height="3.921cm" fo:break-before="auto" style:use-optimal-row-height="true"/>
    </style:style>
    <style:style style:name="ro44" style:family="table-row">
      <style:table-row-properties style:row-height="3.616cm" fo:break-before="auto" style:use-optimal-row-height="false"/>
    </style:style>
    <style:style style:name="ro45" style:family="table-row">
      <style:table-row-properties style:row-height="4.897cm" fo:break-before="auto" style:use-optimal-row-height="true"/>
    </style:style>
    <style:style style:name="ro46" style:family="table-row">
      <style:table-row-properties style:row-height="8.026cm" fo:break-before="auto" style:use-optimal-row-height="true"/>
    </style:style>
    <style:style style:name="ro47" style:family="table-row">
      <style:table-row-properties style:row-height="10.01cm" fo:break-before="auto" style:use-optimal-row-height="true"/>
    </style:style>
    <style:style style:name="ro48" style:family="table-row">
      <style:table-row-properties style:row-height="11.201cm" fo:break-before="auto" style:use-optimal-row-height="true"/>
    </style:style>
    <style:style style:name="ro49" style:family="table-row">
      <style:table-row-properties style:row-height="0.75cm" fo:break-before="auto" style:use-optimal-row-height="false"/>
    </style:style>
    <style:style style:name="ro50" style:family="table-row">
      <style:table-row-properties style:row-height="10.98cm" fo:break-before="auto" style:use-optimal-row-height="false"/>
    </style:style>
    <style:style style:name="ro51" style:family="table-row">
      <style:table-row-properties style:row-height="1.323cm" fo:break-before="auto" style:use-optimal-row-height="false"/>
    </style:style>
    <style:style style:name="ro52" style:family="table-row">
      <style:table-row-properties style:row-height="2.006cm" fo:break-before="auto" style:use-optimal-row-height="true"/>
    </style:style>
    <style:style style:name="ro53" style:family="table-row">
      <style:table-row-properties style:row-height="13.141cm" fo:break-before="auto" style:use-optimal-row-height="false"/>
    </style:style>
    <style:style style:name="ro54" style:family="table-row">
      <style:table-row-properties style:row-height="2.117cm" fo:break-before="auto" style:use-optimal-row-height="true"/>
    </style:style>
    <style:style style:name="ro55" style:family="table-row">
      <style:table-row-properties style:row-height="1.455cm" fo:break-before="auto" style:use-optimal-row-height="false"/>
    </style:style>
    <style:style style:name="ro56" style:family="table-row">
      <style:table-row-properties style:row-height="1.632cm" fo:break-before="auto" style:use-optimal-row-height="false"/>
    </style:style>
    <style:style style:name="ro57" style:family="table-row">
      <style:table-row-properties style:row-height="2.76cm" fo:break-before="auto" style:use-optimal-row-height="true"/>
    </style:style>
    <style:style style:name="ro58" style:family="table-row">
      <style:table-row-properties style:row-height="1.896cm" fo:break-before="auto" style:use-optimal-row-height="false"/>
    </style:style>
    <style:style style:name="ro59" style:family="table-row">
      <style:table-row-properties style:row-height="2.381cm" fo:break-before="auto" style:use-optimal-row-height="true"/>
    </style:style>
    <style:style style:name="ro60" style:family="table-row">
      <style:table-row-properties style:row-height="0.788cm" fo:break-before="auto" style:use-optimal-row-height="false"/>
    </style:style>
    <style:style style:name="ro61" style:family="table-row">
      <style:table-row-properties style:row-height="0.831cm" fo:break-before="auto" style:use-optimal-row-height="true"/>
    </style:style>
    <style:style style:name="ro62" style:family="table-row">
      <style:table-row-properties style:row-height="2.755cm" fo:break-before="auto" style:use-optimal-row-height="true"/>
    </style:style>
    <style:style style:name="ro63" style:family="table-row">
      <style:table-row-properties style:row-height="3.505cm" fo:break-before="auto" style:use-optimal-row-height="true"/>
    </style:style>
    <style:style style:name="ro64" style:family="table-row">
      <style:table-row-properties style:row-height="1.554cm" fo:break-before="auto" style:use-optimal-row-height="false"/>
    </style:style>
    <style:style style:name="ro65" style:family="table-row">
      <style:table-row-properties style:row-height="0.788cm" fo:break-before="auto" style:use-optimal-row-height="true"/>
    </style:style>
    <style:style style:name="ro66" style:family="table-row">
      <style:table-row-properties style:row-height="3.881cm" fo:break-before="auto" style:use-optimal-row-height="true"/>
    </style:style>
    <style:style style:name="ro67" style:family="table-row">
      <style:table-row-properties style:row-height="12.48cm" fo:break-before="auto" style:use-optimal-row-height="true"/>
    </style:style>
    <style:style style:name="ro68" style:family="table-row">
      <style:table-row-properties style:row-height="7.565cm" fo:break-before="auto" style:use-optimal-row-height="true"/>
    </style:style>
    <style:style style:name="ro69" style:family="table-row">
      <style:table-row-properties style:row-height="5.38cm" fo:break-before="auto" style:use-optimal-row-height="true"/>
    </style:style>
    <style:style style:name="ro70" style:family="table-row">
      <style:table-row-properties style:row-height="3.1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style:vertical-align="top"/>
      <style:paragraph-properties fo:text-align="start" fo:margin-left="0cm"/>
    </style:style>
    <style:style style:name="T1" style:family="text">
      <style:text-properties style:font-name-asian="ＭＳ Ｐゴシック"/>
    </style:style>
    <style:style style:name="T2" style:family="text">
      <style:text-properties style:font-name-asian="ＭＳ Ｐゴシック" style:font-name-complex=""/>
    </style:style>
    <style:style style:name="T3" style:family="text">
      <style:text-properties style:font-name="ＭＳ Ｐゴシック" style:font-name-asian="ＭＳ Ｐゴシック" style:font-name-complex=""/>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7" table:default-cell-style-name="ce1"/>
        <table:table-column table:style-name="co8" table:visibility="collapse" table:default-cell-style-name="ce1"/>
        <table:table-column table:style-name="co9" table:visibility="collapse" table:default-cell-style-name="ce1"/>
        <table:table-column table:style-name="co10" table:number-columns-repeated="1013"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3"/>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FULL_NAME <text:s/>"（名前）"</text:p>
          </table:table-cell>
          <table:table-cell table:number-columns-repeated="1015"/>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NAME <text:s/>"（名前）"</text:p>
          </table:table-cell>
          <table:table-cell table:number-columns-repeated="1015"/>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office:value-type="string" calcext:value-type="string">
            <text:p>!define PRODUCT_INSTALL_MODE "NORMAL"</text:p>
          </table:table-cell>
          <table:table-cell table:number-columns-repeated="1015"/>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office:value-type="string" calcext:value-type="string">
            <text:p>!define PRODUCT_INSTALL_MODE "PASSIVE"</text:p>
          </table:table-cell>
          <table:table-cell table:number-columns-repeated="1015"/>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office:value-type="string" calcext:value-type="string">
            <text:p>!define PRODUCT_INSTALL_MODE "QUIET"</text:p>
          </table:table-cell>
          <table:table-cell table:number-columns-repeated="1015"/>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FinishTitle=Fx Meta Installer</text:p>
            <text:p>FinishMessage=インストールが完了しました</text:p>
          </table:table-cell>
          <table:table-cell table:number-columns-repeated="1015"/>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5"/>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office:value-type="string" calcext:value-type="string">
            <text:p>!define PRODUCT_LANGUAGE "Japanese"</text:p>
          </table:table-cell>
          <table:table-cell table:number-columns-repeated="1015"/>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office:value-type="string" calcext:value-type="string">
            <text:p>!define PRODUCT_LANGUAGE "English"</text:p>
          </table:table-cell>
          <table:table-cell table:number-columns-repeated="1015"/>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office:value-type="string" calcext:value-type="string">
            <text:p>[Install]</text:p>
            <text:p>InstallDirectoryName=</text:p>
            <text:p>InstallDirectoryPath=</text:p>
          </table:table-cell>
          <table:table-cell table:number-columns-repeated="1015"/>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office:value-type="string" calcext:value-type="string">
            <text:p>[Install]</text:p>
            <text:p>DisplayVersion=バージョン番号</text:p>
          </table:table-cell>
          <table:table-cell table:number-columns-repeated="1015"/>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style-name="ce15" office:value-type="string" calcext:value-type="string">
            <text:p>[Install]</text:p>
            <text:p>DesktopShortcut=false</text:p>
          </table:table-cell>
          <table:table-cell table:number-columns-repeated="1015"/>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5"/>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office:value-type="string" calcext:value-type="string">
            <text:p>[Install]</text:p>
            <text:p>StartMenuShortcuts=false</text:p>
          </table:table-cell>
          <table:table-cell table:number-columns-repeated="1015"/>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5"/>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office:value-type="string" calcext:value-type="string">
            <text:p>[Install]</text:p>
            <text:p>QuickLaunchShortcut=false</text:p>
          </table:table-cell>
          <table:table-cell table:number-columns-repeated="1015"/>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5"/>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office:value-type="string" calcext:value-type="string">
            <text:p>-</text:p>
          </table:table-cell>
          <table:table-cell table:number-columns-repeated="1015"/>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5"/>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3"/>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3"/>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3"/>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3"/>
        </table:table-row>
        <table:table-row table:style-name="ro1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3"/>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3"/>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number-columns-repeated="1016"/>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number-columns-repeated="1016"/>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3"/>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3"/>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3"/>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5"/>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office:value-type="string" calcext:value-type="string">
            <text:p>lockPref("extensions.disableaddons@clear-code.com.disable.manager", false);</text:p>
          </table:table-cell>
          <table:table-cell table:number-columns-repeated="1015"/>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1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office:value-type="string" calcext:value-type="string">
            <text:p>lockPref("extensions.autopermission.sites.(site)", "popup=1");</text:p>
          </table:table-cell>
          <table:table-cell table:number-columns-repeated="1015"/>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3"/>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3"/>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3"/>
        </table:table-row>
        <table:table-row table:style-name="ro17">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3"/>
        </table:table-row>
        <table:table-row table:style-name="ro18">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3" office:value-type="string" calcext:value-type="string">
            <text:p>-</text:p>
          </table:table-cell>
          <table:table-cell table:number-columns-repeated="1015"/>
        </table:table-row>
        <table:table-row table:style-name="ro6">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Firefox 38で廃止）</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3"/>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3"/>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3"/>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3"/>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3">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5"/>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javascript.enabled", true);</text:p>
          </table:table-cell>
          <table:table-cell table:number-columns-repeated="1015"/>
        </table:table-row>
        <table:table-row table:style-name="ro8">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5"/>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javascript.enabled", false);</text:p>
          </table:table-cell>
          <table:table-cell table:number-columns-repeated="1015"/>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5"/>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security.fileuri.strict_origin_policy", false);</text:p>
          </table:table-cell>
          <table:table-cell table:number-columns-repeated="1015"/>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lockPref("security.fileuri.strict_origin_policy", true);</text:p>
          </table:table-cell>
          <table:table-cell table:number-columns-repeated="1015"/>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0">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5"/>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full-screen-api.enabled", true);</text:p>
          </table:table-cell>
          <table:table-cell table:number-columns-repeated="1015"/>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fullscreen=1");</text:p>
          </table:table-cell>
          <table:table-cell table:number-columns-repeated="1015"/>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full-screen-api.enabled", false);</text:p>
          </table:table-cell>
          <table:table-cell table:number-columns-repeated="1015"/>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apps.URL", "");</text:p>
          </table:table-cell>
          <table:table-cell office:value-type="string" calcext:value-type="string">
            <text:p>lockPref("browser.apps.URL", "");</text:p>
          </table:table-cell>
          <table:table-cell table:number-columns-repeated="1015"/>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office:value-type="string" calcext:value-type="string">
            <text:p>lockPref("lightweightThemes.getMoreURL", "");</text:p>
          </table:table-cell>
          <table:table-cell table:number-columns-repeated="1015"/>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office:value-type="string" calcext:value-type="string">
            <text:p>lockPref("lightweightThemes.recommendedThemes", "");</text:p>
          </table:table-cell>
          <table:table-cell table:number-columns-repeated="1015"/>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table:table-cell table:number-columns-repeated="1016"/>
        </table:table-row>
        <table:table-row table:style-name="ro21">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2">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3"/>
        </table:table-row>
        <table:table-row table:style-name="ro1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3"/>
        </table:table-row>
        <table:table-row table:style-name="ro2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3"/>
        </table:table-row>
        <table:table-row table:style-name="ro2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3"/>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number-columns-repeated="2"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3"/>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3"/>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3"/>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3"/>
        </table:table-row>
        <table:table-row table:style-name="ro1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office:value-type="string" calcext:value-type="string">
            <text:p>lockPref("extensions.autopermission.sites.(site)", "offline-app=1");</text:p>
          </table:table-cell>
          <table:table-cell table:number-columns-repeated="1015"/>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3"/>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3"/>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9">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3"/>
        </table:table-row>
        <table:table-row table:style-name="ro3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5"/>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3"/>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3"/>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cookie=1");</text:p>
          </table:table-cell>
          <table:table-cell table:number-columns-repeated="1015"/>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2);</text:p>
          </table:table-cell>
          <table:table-cell table:number-columns-repeated="1015"/>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indexedDB=1");</text:p>
          </table:table-cell>
          <table:table-cell table:number-columns-repeated="1015"/>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3"/>
        </table:table-row>
        <table:table-row table:style-name="ro1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office:value-type="string" calcext:value-type="string">
            <text:p>lockPref("extensions.autopermission.sites.(site)", "geo=1");</text:p>
          </table:table-cell>
          <table:table-cell table:number-columns-repeated="1015"/>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3"/>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search.geoip.url", "");</text:p>
          </table:table-cell>
          <table:table-cell table:number-columns-repeated="1015"/>
        </table:table-row>
        <table:table-row table:style-name="ro1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3"/>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3"/>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3"/>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3"/>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table:number-columns-repeated="1014"/>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5"/>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3"/>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3"/>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4">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3"/>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3"/>
        </table:table-row>
        <table:table-row table:style-name="ro3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3"/>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3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3"/>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3"/>
        </table:table-row>
        <table:table-row table:style-name="ro37">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3"/>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9">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text:p>
          </table:table-cell>
          <table:table-cell table:number-columns-repeated="1015"/>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5"/>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office:value-type="string" calcext:value-type="string">
            <text:p>lockPref("browser.cache.disk.smart_size.enabled", true);</text:p>
          </table:table-cell>
          <table:table-cell table:number-columns-repeated="1015"/>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office:value-type="string" calcext:value-type="string">
            <text:p>lockPref("browser.cache.disk.smart_size.enabled", false);</text:p>
            <text:p>lockPref("browser.cache.disk.capacity", サイズ（KB）);</text:p>
          </table:table-cell>
          <table:table-cell table:number-columns-repeated="1015"/>
        </table:table-row>
        <table:table-row table:style-name="ro40">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number-columns-repeated="2" office:value-type="string" calcext:value-type="string">
            <text:p>-</text:p>
          </table:table-cell>
          <table:table-cell table:number-columns-repeated="1014"/>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number-columns-repeated="2" office:value-type="string" calcext:value-type="string">
            <text:p>lockPref("browser.selfsupport.url", "");</text:p>
          </table:table-cell>
          <table:table-cell table:number-columns-repeated="1014"/>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defaultPref("network.http.speculative-parallel-limit", 6);</text:p>
          </table:table-cell>
          <table:table-cell table:number-columns-repeated="1015"/>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http.speculative-parallel-limit", 0);</text:p>
          </table:table-cell>
          <table:table-cell table:number-columns-repeated="1015"/>
        </table:table-row>
        <table:table-row table:style-name="ro4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number-columns-repeated="1016"/>
        </table:table-row>
        <table:table-row table:style-name="ro42">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number-columns-repeated="1016"/>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number-columns-repeated="1016"/>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office:value-type="string" calcext:value-type="string">
            <text:p>[XRE]</text:p>
            <text:p>EnableProfileMigrator=0</text:p>
          </table:table-cell>
          <table:table-cell table:number-columns-repeated="1015"/>
        </table:table-row>
        <table:table-row table:style-name="ro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3"/>
        </table:table-row>
        <table:table-row table:style-name="ro4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5"/>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3"/>
        </table:table-row>
        <table:table-row table:style-name="ro4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3"/>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7">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3"/>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3"/>
        </table:table-row>
        <table:table-row table:style-name="ro1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3"/>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3"/>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3"/>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3"/>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office:value-type="string" calcext:value-type="string">
            <text:p>lockPref("browser.requestE10sFeedback", false);</text:p>
            <text:p>lockPref("app.feedback.baseURL", "");</text:p>
          </table:table-cell>
          <table:table-cell table:number-columns-repeated="1015"/>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3"/>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3"/>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3"/>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3"/>
        </table:table-row>
        <table:table-row table:style-name="ro4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3"/>
        </table:table-row>
        <table:table-row table:style-name="ro5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3"/>
        </table:table-row>
        <table:table-row table:style-name="ro5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3"/>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office:value-type="string" calcext:value-type="string">
            <text:p>pref("browser.open.lastDir", "");</text:p>
            <text:p>pref("browser.download.lastDir", "");</text:p>
            <text:p>pref("browser.download.folderList", 0);</text:p>
          </table:table-cell>
          <table:table-cell table:number-columns-repeated="1015"/>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3"/>
        </table:table-row>
        <table:table-row table:style-name="ro1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3"/>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3"/>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3"/>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3"/>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3"/>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3"/>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3"/>
        </table:table-row>
        <table:table-row table:style-name="ro52">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3"/>
        </table:table-row>
        <table:table-row table:style-name="ro1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3"/>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5"/>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link.open_newwindow", 2);</text:p>
            <text:p>lockPref("browser.link.open_newwindow.restriction", 0);</text:p>
          </table:table-cell>
          <table:table-cell table:number-columns-repeated="1015"/>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7">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7">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7">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21">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5"/>
        </table:table-row>
        <table:table-row table:style-name="ro1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3"/>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3"/>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3"/>
        </table:table-row>
        <table:table-row table:style-name="ro5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3"/>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3"/>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3"/>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defaultPref("security.tls.version.min", 0);</text:p>
          </table:table-cell>
          <table:table-cell table:number-columns-repeated="1015"/>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defaultPref("security.tls.version.min", 1);</text:p>
          </table:table-cell>
          <table:table-cell table:number-columns-repeated="1015"/>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network.automatic-ntlm-auth.trusted-uris", "ドメイン名");</text:p>
          </table:table-cell>
          <table:table-cell table:number-columns-repeated="1015"/>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5"/>
        </table:table-row>
        <table:table-row table:style-name="ro5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number-columns-repeated="1016"/>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number-columns-repeated="1016"/>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number-columns-repeated="1016"/>
        </table:table-row>
        <table:table-row table:style-name="ro5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number-columns-repeated="1016"/>
        </table:table-row>
        <table:table-row table:style-name="ro5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3"/>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5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3"/>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3"/>
        </table:table-row>
        <table:table-row table:style-name="ro42">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3"/>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3"/>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3"/>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office:value-type="string" calcext:value-type="string">
            <text:p>-</text:p>
          </table:table-cell>
          <table:table-cell table:number-columns-repeated="1015"/>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office:value-type="string" calcext:value-type="string">
            <text:p>MaintenanceService=false</text:p>
          </table:table-cell>
          <table:table-cell table:number-columns-repeated="1015"/>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lightweightThemes.update.enabled", true);</text:p>
          </table:table-cell>
          <table:table-cell table:number-columns-repeated="1015"/>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lightweightThemes.update.enabled", false);</text:p>
          </table:table-cell>
          <table:table-cell table:number-columns-repeated="1015"/>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3"/>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3"/>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accessibility.browsewithcaret_shortcut.enabled", true);</text:p>
          </table:table-cell>
          <table:table-cell table:number-columns-repeated="1015"/>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accessibility.browsewithcaret_shortcut.enabled", false);</text:p>
          </table:table-cell>
          <table:table-cell table:number-columns-repeated="1015"/>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number-columns-repeated="1016"/>
        </table:table-row>
        <table:table-row table:style-name="ro3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dom.successive_dialog_time_limit", 0);</text:p>
          </table:table-cell>
          <table:table-cell table:number-columns-repeated="1015"/>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 3秒以内にalertが繰り返されたら警告を表示する（既定値）</text:p>
            <text:p>lockPref("dom.successive_dialog_time_limit", 3);</text:p>
          </table:table-cell>
          <table:table-cell table:number-columns-repeated="1015"/>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push.enabled", true);</text:p>
          </table:table-cell>
          <table:table-cell table:number-columns-repeated="1015"/>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push=1");</text:p>
          </table:table-cell>
          <table:table-cell table:number-columns-repeated="1015"/>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push.enabled", false);</text:p>
          </table:table-cell>
          <table:table-cell table:number-columns-repeated="1015"/>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3"/>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3"/>
        </table:table-row>
        <table:table-row table:style-name="ro58">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3"/>
        </table:table-row>
        <table:table-row table:style-name="ro16">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5"/>
        </table:table-row>
        <table:table-row table:style-name="ro16">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5"/>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5"/>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5"/>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5"/>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5"/>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5"/>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5"/>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5"/>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5"/>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5"/>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5"/>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5"/>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5"/>
        </table:table-row>
        <table:table-row table:style-name="ro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5"/>
        </table:table-row>
        <table:table-row table:style-name="ro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5"/>
        </table:table-row>
        <table:table-row table:style-name="ro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5"/>
        </table:table-row>
        <table:table-row table:style-name="ro5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5"/>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5"/>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office:value-type="string" calcext:value-type="string">
            <text:p>lockPref("browser.helperApps.deleteTempFileOnExit", true);</text:p>
          </table:table-cell>
          <table:table-cell table:number-columns-repeated="1015"/>
        </table:table-row>
        <table:table-row table:style-name="ro5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office:value-type="string" calcext:value-type="string">
            <text:p>lockPref("browser.helperApps.deleteTempFileOnExitd", false);</text:p>
          </table:table-cell>
          <table:table-cell table:number-columns-repeated="1015"/>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number-columns-repeated="1016"/>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number-columns-repeated="1016"/>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5" table:default-cell-style-name="ce1"/>
        <table:table-column table:style-name="co16" table:default-cell-style-name="ce1"/>
        <table:table-column table:style-name="co17" table:default-cell-style-name="ce1"/>
        <table:table-column table:style-name="co19" table:default-cell-style-name="ce1"/>
        <table:table-column table:style-name="co15" table:default-cell-style-name="ce1"/>
        <table:table-column table:style-name="co16" table:default-cell-style-name="ce1"/>
        <table:table-column table:style-name="co10" table:number-columns-repeated="1006" table:default-cell-style-name="ce1"/>
        <table:table-row table:style-name="ro60">
          <table:table-cell/>
          <table:table-cell office:value-type="string" calcext:value-type="string" table:number-columns-spanned="8"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7"/>
          <table:table-cell table:number-columns-repeated="1015"/>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45</text:p>
          </table:table-cell>
          <table:covered-table-cell table:number-columns-repeated="3"/>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6"/>
        </table:table-row>
        <table:table-row table:style-name="ro6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6"/>
        </table:table-row>
        <table:table-row table:style-name="ro6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6"/>
        </table:table-row>
        <table:table-row table:style-name="ro5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6"/>
        </table:table-row>
        <table:table-row table:style-name="ro5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6"/>
        </table:table-row>
        <table:table-row table:style-name="ro5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6"/>
        </table:table-row>
        <table:table-row table:style-name="ro2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6"/>
        </table:table-row>
        <table:table-row table:style-name="ro52">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7"/>
        </table:table-row>
        <table:table-row table:style-name="ro2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7"/>
        </table:table-row>
        <table:table-row table:style-name="ro12">
          <table:table-cell office:value-type="string" calcext:value-type="string">
            <text:p>MenuShortcut-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3"/>
        </table:table-row>
        <table:table-row table:style-name="ro2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6"/>
        </table:table-row>
        <table:table-row table:style-name="ro1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6"/>
        </table:table-row>
        <table:table-row table:style-name="ro1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6"/>
        </table:table-row>
        <table:table-row table:style-name="ro1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6"/>
        </table:table-row>
        <table:table-row table:style-name="ro6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3"/>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6"/>
        </table:table-row>
        <table:table-row table:style-name="ro2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6"/>
        </table:table-row>
        <table:table-row table:style-name="ro6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6"/>
        </table:table-row>
        <table:table-row table:style-name="ro29">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6"/>
        </table:table-row>
        <table:table-row table:style-name="ro6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6"/>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6"/>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0"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number-columns-repeated="2" table:default-cell-style-name="Default"/>
        <table:table-column table:style-name="co10" table:number-columns-repeated="1017" table:default-cell-style-name="Default"/>
        <table:table-row table:style-name="ro65">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7"/>
        </table:table-row>
        <table:table-row table:style-name="ro66">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7"/>
        </table:table-row>
        <table:table-row table:style-name="ro2">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number-columns-repeated="2"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7"/>
        </table:table-row>
        <table:table-row table:style-name="ro37">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7"/>
        </table:table-row>
        <table:table-row table:style-name="ro67">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7"/>
        </table:table-row>
        <table:table-row table:style-name="ro68">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7"/>
        </table:table-row>
        <table:table-row table:style-name="ro63">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9"/>
        </table:table-row>
        <table:table-row table:style-name="ro69">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9"/>
        </table:table-row>
        <table:table-row table:style-name="ro70">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9"/>
        </table:table-row>
        <table:table-row table:style-name="ro7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2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9"/>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5">0000/00/00</text:date>, <text:time style:data-style-name="N2" text:time-value="12:16:26.90051287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05T20:02:34.376029921</dc:date>
    <meta:editing-duration>PT16H24M</meta:editing-duration>
    <meta:editing-cycles>44</meta:editing-cycles>
    <meta:document-statistic meta:table-count="3" meta:cell-count="3296" meta:object-count="0"/>
  </office:meta>
</office:document-meta>
</file>